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Form.getConfir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Form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Form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submitWithExtraRule( My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.submit( My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Form.setConfirmValue( String confirm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